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The Dynasties of the Sons of Manu</text:p>
      <text:p text:style-name="P1"/>
      <text:p text:style-name="P1">This Second Chapter describes the dynasties of the sons of Manu, headed by Karūṣa.</text:p>
      <text:p text:style-name="P1"/>
      <text:p text:style-name="P1">After Sudyumna accepted the order of vānaprastha and departed for the forest, Vaivasvata Manu, being desirous of sons, worshiped the Supreme Personality of Godhead and consequently begot ten sons like Mahārāja Ikṣvāku, all of whom were like their father. One of these sons, Pṛṣadhra, was engaged in the duty of protecting cows at night with a sword in his hand. Following the order of his spiritual master, he would stand in this way for the entire night. Once, in the darkness of night, a tiger seized a cow from the cowshed, and when Pṛṣadhra came to know this, he took a sword in his hand and followed the tiger. Unfortunately, when he finally approached the tiger, he could not distinguish between the cow and the tiger in the dark, and thus he killed the cow. Because of this, his spiritual master cursed him to take birth in a śūdra family, but Pṛṣadhra practiced mystic yoga, and in bhakti-yoga he worshiped the Supreme Personality of Godhead. Then he voluntarily entered a blazing forest fire, thus relinquishing his material body and going back home, back to Godhead.</text:p>
      <text:p text:style-name="P1"/>
      <text:p text:style-name="P1">Kavi, the youngest son of Manu, was a great devotee of the Supreme Personality of Godhead from his very childhood. From Manu’s son known as Karūṣa, a sect of kṣatriyas known as Kārūṣas was generated. Manu also had a son known as Dhṛṣṭa, from whom another sect of kṣatriyas was generated, but although they were born of one who had the qualities of a kṣatriya, they became brāhmaṇas. From Nṛga, another son of Manu, came the sons and grandsons known as Sumati, Bhūtajyoti and Vasu. From Vasu, in succession, came Pratīka, and from him came Oghavān. Descending in order from the seminal dynasty of Nariṣyanta, another son of Manu, were Citrasena, Ṛkṣa, Mīḍhvān, Pūrṇa, Indrasena, Vītihotra, Satyaśravā, Uruśravā, Devadatta and Agniveśya. From the kṣatriya known as Agniveśya came the celebrated brāhmaṇa dynasty known as Āgniveśyāyana. From the seminal dynasty of Diṣṭa, another son of Manu, came Nābhāga, and from him in succession came Bhalandana, Vatsaprīti, Prāṁśu, Pramati, Khanitra, Cākṣuṣa, Viviṁśati, Rambha, Khanīnetra, Karandhama, Avīkṣit, Marutta, Dama, Rājyavardhana, Sudhṛti, Nara, Kevala, Dhundhumān, Vegavān, Budha and Tṛṇabindu. In this way, many <text:soft-page-break/>sons and grandsons were born in this dynasty. From Tṛṇabindu came a daughter named Ilavilā, from whom Kuvera took birth. Tṛṇabindu also had three sons, named Viśāla, Śūnyabandhu and Dhūmraketu. The son of Viśāla was Hemacandra, his son was Dhūmrākṣa, and his son was Saṁyama. The sons of Saṁyama were Devaja and Kṛśāśva. Kṛśāśva’s son, Somadatta, performed an Aśvamedha sacrifice, and by worshiping the Supreme Personality of Godhead, Viṣṇu, he achieved the supreme perfection of going back home, back to Godhead.</text:p>
      <text:p text:style-name="P1"/>
      <text:p text:style-name="P1">Text 1:</text:p>
      <text:p text:style-name="P1"><text:s text:c="4"/>Śukadeva Gosvāmī said: Thereafter, when his son Sudyumna had thus gone to the forest to accept the order of vānaprastha, Vaivasvata Manu [Śrāddhadeva], being desirous of getting more sons, performed severe austerities on the bank of the Yamunā for one hundred years.</text:p>
      <text:p text:style-name="P1"/>
      <text:p text:style-name="P1">Text 2:</text:p>
      <text:p text:style-name="P1"><text:s text:c="4"/>Then, because of this desire for sons, the Manu known as Śrāddhadeva worshiped the Supreme Lord, the Personality of Godhead, the Lord of the demigods. Thus he got ten sons exactly like himself. Among them all, Ikṣvāku was the eldest.</text:p>
      <text:p text:style-name="P1"/>
      <text:p text:style-name="P1">Text 3:</text:p>
      <text:p text:style-name="P1"><text:s text:c="4"/>Among these sons, Pṛṣadhra, following the order of his spiritual master, was engaged as a protector of cows. He would stand all night with a sword to give the cows protection.</text:p>
      <text:p text:style-name="P1"/>
      <text:p text:style-name="P1">Text 4:</text:p>
      <text:p text:style-name="P1"><text:s text:c="4"/>Once at night, while it was raining, a tiger entered the land of the cowshed. Upon seeing the tiger, all the cows, who were lying down, got up in fear and scattered here and there on the land.</text:p>
      <text:p text:style-name="P1"/>
      <text:p text:style-name="P1">Texts 5-6:</text:p>
      <text:p text:style-name="P1"><text:s text:c="4"/>When the very strong tiger seized the cow, the cow screamed in distress and fear, and Pṛṣadhra, hearing the screaming, immediately followed the sound. He took up his sword, but because the stars were covered by clouds, he mistook the cow for the tiger and mistakenly cut off the cows’ head with great force.</text:p>
      <text:p text:style-name="P1"/>
      <text:p text:style-name="P1">Text 7:</text:p>
      <text:p text:style-name="P1"><text:soft-page-break/><text:s text:c="4"/>Because the tiger’s ear had been cut by the edge of the sword, the tiger was very afraid, and it fled from that place, while bleeding on the street.</text:p>
      <text:p text:style-name="P1"/>
      <text:p text:style-name="P1">Text 8:</text:p>
      <text:p text:style-name="P1"><text:s text:c="4"/>In the morning, when Pṛṣadhra, who was quite able to subdue his enemy, saw that he had killed the cow although at night he thought he had killed the tiger, he was very unhappy.</text:p>
      <text:p text:style-name="P1"/>
      <text:p text:style-name="P1">Text 9:</text:p>
      <text:p text:style-name="P1"><text:s text:c="4"/>Although Pṛṣadhra had committed the sin unknowingly, his family priest, Vasiṣṭha, cursed him, saying, “In your next life you shall not be able to become a kṣatriya. Instead, you shall take birth as a śūdra because of killing the cow.”</text:p>
      <text:p text:style-name="P1"/>
      <text:p text:style-name="P1">Text 10:</text:p>
      <text:p text:style-name="P1"><text:s text:c="4"/>When the hero Pṛṣadhra was thus cursed by his spiritual master, he accepted the curse with folded hands. Then, having controlled his senses, he took the vow of brahmacarya, which is approved by all great sages.</text:p>
      <text:p text:style-name="P1"/>
      <text:p text:style-name="P1">Texts 11-13:</text:p>
      <text:p text:style-name="P1"><text:s text:c="4"/>Thereafter, Pṛṣadhra gained relief from all responsibilities, became peaceful in mind, and established control over all his senses. Being unaffected by material conditions, being pleased with whatever was available by the grace of the Lord to maintain body and soul together, and being equal toward everyone, he gave full attention to the Supreme Personality of Godhead, Vāsudeva, who is the transcendental Supersoul, free from material contamination. Thus Pṛṣadhra, fully satisfied in pure knowledge, always keeping his mind on the Supreme Personality of Godhead, achieved pure devotional service to the Lord and began traveling all over the world, without affection for material activities, as if he were deaf, dumb and blind.</text:p>
      <text:p text:style-name="P1"/>
      <text:p text:style-name="P1">Text 14:</text:p>
      <text:p text:style-name="P1"><text:s text:c="4"/>With this attitude, Pṛṣadhra became a great saint, and when he entered the forest and saw a blazing forest fire, he took this opportunity to burn his body in the fire. Thus he achieved the transcendental, spiritual world.</text:p>
      <text:p text:style-name="P1"/>
      <text:p text:style-name="P1">Text 15:</text:p>
      <text:p text:style-name="P1"><text:soft-page-break/><text:s text:c="4"/>Being reluctant to accept material enjoyment, Manu’s youngest son, whose name was Kavi, gave up the kingdom before attaining full youth. Accompanied by his friends, he went to the forest, always thinking of the self-effulgent Supreme Personality of Godhead within the core of his heart. Thus he attained perfection.</text:p>
      <text:p text:style-name="P1"/>
      <text:p text:style-name="P1">Text 16:</text:p>
      <text:p text:style-name="P1"><text:s text:c="4"/>From Karūṣa, another son of Manu, came the Kārūṣa dynasty, a family of kṣatriyas. The Kārūṣa kṣatriyas were the kings of the northern direction. They were celebrated protectors of brahminical culture and were all firmly religious.</text:p>
      <text:p text:style-name="P1"/>
      <text:p text:style-name="P1">Text 17:</text:p>
      <text:p text:style-name="P1"><text:s text:c="4"/>From the son of Manu named Dhṛṣṭa came a kṣatriya caste called Dhārṣṭa, whose members achieved the position of brāhmaṇas in this world. Then, from the son of Manu named Nṛga came Sumati. From Sumati came Bhūtajyoti, and from Bhūtajyoti came Vasu.</text:p>
      <text:p text:style-name="P1"/>
      <text:p text:style-name="P1">Text 18:</text:p>
      <text:p text:style-name="P1"><text:s text:c="4"/>The son of Vasu was Pratīka, whose son was Oghavān. Oghavān’s son was also known as Oghavān, and his daughter was Oghavatī. Sudarśana married that daughter.</text:p>
      <text:p text:style-name="P1"/>
      <text:p text:style-name="P1">Text 19:</text:p>
      <text:p text:style-name="P1"><text:s text:c="4"/>From Nariṣyanta came a son named Citrasena and from him a son named Ṛkṣa. From Ṛkṣa came Mīḍhvān, from Mīḍhvān came Pūrṇa, and from Pūrṇa came Indrasena.</text:p>
      <text:p text:style-name="P1"/>
      <text:p text:style-name="P1">Text 20:</text:p>
      <text:p text:style-name="P1"><text:s text:c="4"/>From Indrasena came Vītihotra, from Vītihotra came Satyaśravā, from Satyaśravā came the son named Uruśravā, and from Uruśravā came Devadatta.</text:p>
      <text:p text:style-name="P1"/>
      <text:p text:style-name="P1">Text 21:</text:p>
      <text:p text:style-name="P1"><text:s text:c="4"/>From Devadatta came a son known as Agniveśya, who was the fire-god Agni himself. This son, who was a celebrated saint, was well known as Kānīna and Jātūkarṇya.</text:p>
      <text:p text:style-name="P1"/>
      <text:p text:style-name="P1">Text 22:</text:p>
      <text:p text:style-name="P1"><text:soft-page-break/><text:s text:c="4"/>O King, from Agniveśya came a brahminical dynasty known as Āgniveśyāyana. Now that I have described the descendants of Nariṣyanta, let me describe the descendants of Diṣṭa. Please hear from me.</text:p>
      <text:p text:style-name="P1"/>
      <text:p text:style-name="P1">Texts 23-24:</text:p>
      <text:p text:style-name="P1"><text:s text:c="4"/>Diṣṭa had a son by the name Nābhāga. This Nābhāga, who was different from the Nābhāga described later, became a vaiśya by occupational duty. The son of Nābhāga was known as Bhalandana, the son of Bhalandana was Vatsaprīti, and his son was Prāṁśu. Prāṁśu’s son was Pramati, Pramati’s son was Khanitra, Khanitra’s son was Cākṣuṣa, and his son was Viviṁśati.</text:p>
      <text:p text:style-name="P1"/>
      <text:p text:style-name="P1">Text 25:</text:p>
      <text:p text:style-name="P1"><text:s text:c="4"/>The son of Viviṁśati was Rambha, whose son was the great and religious King Khanīnetra. O King, the son of Khanīnetra was King Karandhama.</text:p>
      <text:p text:style-name="P1"/>
      <text:p text:style-name="P1">Text 26:</text:p>
      <text:p text:style-name="P1"><text:s text:c="4"/>From Karandhama came a son named Avīkṣit, and from Avīkṣit a son named Marutta, who was the emperor. The great mystic Saṁvarta, the son of Aṅgirā, engaged Marutta in performing a sacrifice [yajña].</text:p>
      <text:p text:style-name="P1"/>
      <text:p text:style-name="P1">Text 27:</text:p>
      <text:p text:style-name="P1"><text:s text:c="4"/>The sacrificial paraphernalia of King Marutta was extremely beautiful, for everything was made of gold. Indeed, no other sacrifice could compare to his.</text:p>
      <text:p text:style-name="P1"/>
      <text:p text:style-name="P1">Text 28:</text:p>
      <text:p text:style-name="P1"><text:s text:c="4"/>In that sacrifice, King Indra became intoxicated by drinking a large quantity of soma-rasa. The brāhmaṇas received ample contributions, and therefore they were satisfied. For that sacrifice, the various demigods who control the winds offered foodstuffs, and the Viśvedevas were members of the assembly.</text:p>
      <text:p text:style-name="P1"/>
      <text:p text:style-name="P1">Text 29:</text:p>
      <text:p text:style-name="P1"><text:s text:c="4"/>Marutta’s son was Dama, Dama’s son was Rājyavardhana, Rājyavardhana’s son was Sudhṛti, and his son was Nara.</text:p>
      <text:p text:style-name="P1"/>
      <text:p text:style-name="P1">Text 30:</text:p>
      <text:p text:style-name="P1"><text:soft-page-break/><text:s text:c="4"/>The son of Nara was Kevala, and his son was Dhundhumān, whose son was Vegavān. Vegavān’s son was Budha, and Budha’s son was Tṛṇabindu, who became the king of this earth.</text:p>
      <text:p text:style-name="P1"/>
      <text:p text:style-name="P1">Text 31:</text:p>
      <text:p text:style-name="P1"><text:s text:c="4"/>The best of the Apsarās, the highly qualified girl named Alambuṣā, accepted the similarly qualified Tṛṇabindu as her husband. She gave birth to a few sons and a daughter known as Ilavilā.</text:p>
      <text:p text:style-name="P1"/>
      <text:p text:style-name="P1">Text 32:</text:p>
      <text:p text:style-name="P1"><text:s text:c="4"/>After the great saint Viśravā, the master of mystic yoga, received absolute knowledge from his father, he begot in the womb of Ilavilā the greatly celebrated son known as Kuvera, the giver of money.</text:p>
      <text:p text:style-name="P1"/>
      <text:p text:style-name="P1">Text 33:</text:p>
      <text:p text:style-name="P1"><text:s text:c="4"/>Tṛṇabindu had three sons, named Viśāla, Śūnyabandhu and Dhūmraketu. Among these three, Viśāla created a dynasty and constructed a palace called Vaiśālī.</text:p>
      <text:p text:style-name="P1"/>
      <text:p text:style-name="P1">Text 34:</text:p>
      <text:p text:style-name="P1"><text:s text:c="4"/>The son of Viśāla was known as Hemacandra, his son was Dhūmrākṣa, and his son was Saṁyama, whose sons were Devaja and Kṛśāśva.</text:p>
      <text:p text:style-name="P1"/>
      <text:p text:style-name="P1">Texts 35-36:</text:p>
      <text:p text:style-name="P1"><text:s text:c="4"/>The son of Kṛśāśva was Somadatta, who performed aśvamedha sacrifices and thus satisfied the Supreme Personality of Godhead, Viṣṇu. By worshiping the Supreme Lord, he achieved the most exalted post, a residence on the planet to which great mystic yogīs are elevated. The son of Somadatta was Sumati, whose son was Janamejaya. All these kings appearing in the dynasty of Viśāla properly maintained the celebrated position of King Tṛṇabind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5:32.699000000</dc:date>
    <meta:editing-duration>PT2M49S</meta:editing-duration>
    <meta:editing-cycles>1</meta:editing-cycles>
    <meta:document-statistic meta:table-count="0" meta:image-count="0" meta:object-count="0" meta:page-count="6" meta:paragraph-count="67" meta:word-count="1693" meta:character-count="10260" meta:non-whitespace-character-count="8510"/>
  </office:meta>
</office:document-meta>
</file>